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theta</text:p>
          </table:table-cell>
          <table:table-cell office:value-type="string" calcext:value-type="string">
            <text:p>theta [RAD]</text:p>
          </table:table-cell>
          <table:table-cell office:value-type="string" calcext:value-type="string">
            <text:p>sen(theta)</text:p>
          </table:table-cell>
          <table:table-cell office:value-type="string" calcext:value-type="string">
            <text:p>sen(theta)+1</text:p>
          </table:table-cell>
          <table:table-cell office:value-type="string" calcext:value-type="string">
            <text:p>(sen(theta)+1)/2</text:p>
          </table:table-cell>
          <table:table-cell office:value-type="string" calcext:value-type="string">
            <text:p>DC[9:0]</text:p>
          </table:table-cell>
          <table:table-cell table:number-columns-repeated="2" office:value-type="string" calcext:value-type="string">
            <text:p>CCP1RL</text:p>
          </table:table-cell>
          <table:table-cell table:number-columns-repeated="2" office:value-type="string" calcext:value-type="string">
            <text:p>CCP1CON[5:4]</text:p>
          </table:table-cell>
        </table:table-row>
        <table:table-row table:style-name="ro1">
          <table:table-cell office:value-type="string" calcext:value-type="string">
            <text:p>Passos por cicl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B$3]*[.C2]" office:value-type="float" office:value="0" calcext:value-type="float">
            <text:p>0</text:p>
          </table:table-cell>
          <table:table-cell table:formula="of:=RADIANS([.D2])" office:value-type="float" office:value="0" calcext:value-type="float">
            <text:p>0</text:p>
          </table:table-cell>
          <table:table-cell table:formula="of:=SIN([.E2])" office:value-type="float" office:value="0" calcext:value-type="float">
            <text:p>0</text:p>
          </table:table-cell>
          <table:table-cell table:formula="of:=[.F2]+1" office:value-type="float" office:value="1" calcext:value-type="float">
            <text:p>1</text:p>
          </table:table-cell>
          <table:table-cell table:formula="of:=[.G2]/2" office:value-type="float" office:value="0.5" calcext:value-type="float">
            <text:p>0,5</text:p>
          </table:table-cell>
          <table:table-cell table:formula="of:=[.$B$9]*[.H2]" office:value-type="float" office:value="250" calcext:value-type="float">
            <text:p>250</text:p>
          </table:table-cell>
          <table:table-cell table:formula="of:=[.I2]/4" office:value-type="float" office:value="62.5" calcext:value-type="float">
            <text:p>62,5</text:p>
          </table:table-cell>
          <table:table-cell table:formula="of:=ROUND([.J2])" office:value-type="float" office:value="63" calcext:value-type="float">
            <text:p>63</text:p>
          </table:table-cell>
          <table:table-cell table:formula="of:=MOD([.I2];4)" office:value-type="float" office:value="2" calcext:value-type="float">
            <text:p>2</text:p>
          </table:table-cell>
          <table:table-cell table:formula="of:=ROUND([.L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Ângulo de 1 passo [º]</text:p>
          </table:table-cell>
          <table:table-cell table:formula="of:=360/[.B2]" office:value-type="float" office:value="22.5" calcext:value-type="float">
            <text:p>22,5</text:p>
          </table:table-cell>
          <table:table-cell office:value-type="float" office:value="1" calcext:value-type="float">
            <text:p>1</text:p>
          </table:table-cell>
          <table:table-cell table:formula="of:=[.$B$3]*[.C3]" office:value-type="float" office:value="22.5" calcext:value-type="float">
            <text:p>22,5</text:p>
          </table:table-cell>
          <table:table-cell table:formula="of:=RADIANS([.D3])" office:value-type="float" office:value="0.392699081698724" calcext:value-type="float">
            <text:p>0,392699081698724</text:p>
          </table:table-cell>
          <table:table-cell table:formula="of:=SIN([.E3])" office:value-type="float" office:value="0.38268343236509" calcext:value-type="float">
            <text:p>0,38268343236509</text:p>
          </table:table-cell>
          <table:table-cell table:formula="of:=[.F3]+1" office:value-type="float" office:value="1.38268343236509" calcext:value-type="float">
            <text:p>1,38268343236509</text:p>
          </table:table-cell>
          <table:table-cell table:formula="of:=[.G3]/2" office:value-type="float" office:value="0.691341716182545" calcext:value-type="float">
            <text:p>0,691341716182545</text:p>
          </table:table-cell>
          <table:table-cell table:formula="of:=[.$B$9]*[.H3]" office:value-type="float" office:value="345.670858091272" calcext:value-type="float">
            <text:p>345,670858091272</text:p>
          </table:table-cell>
          <table:table-cell table:formula="of:=[.I3]/4" office:value-type="float" office:value="86.4177145228181" calcext:value-type="float">
            <text:p>86,4177145228181</text:p>
          </table:table-cell>
          <table:table-cell table:formula="of:=ROUND([.J3])" office:value-type="float" office:value="86" calcext:value-type="float">
            <text:p>86</text:p>
          </table:table-cell>
          <table:table-cell table:formula="of:=MOD([.I3];4)" office:value-type="float" office:value="1.67085809127246" calcext:value-type="float">
            <text:p>1,67085809127246</text:p>
          </table:table-cell>
          <table:table-cell table:formula="of:=ROUND([.L3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$B$3]*[.C4]" office:value-type="float" office:value="45" calcext:value-type="float">
            <text:p>45</text:p>
          </table:table-cell>
          <table:table-cell table:formula="of:=RADIANS([.D4])" office:value-type="float" office:value="0.785398163397448" calcext:value-type="float">
            <text:p>0,785398163397448</text:p>
          </table:table-cell>
          <table:table-cell table:formula="of:=SIN([.E4])" office:value-type="float" office:value="0.707106781186548" calcext:value-type="float">
            <text:p>0,707106781186548</text:p>
          </table:table-cell>
          <table:table-cell table:formula="of:=[.F4]+1" office:value-type="float" office:value="1.70710678118655" calcext:value-type="float">
            <text:p>1,70710678118655</text:p>
          </table:table-cell>
          <table:table-cell table:formula="of:=[.G4]/2" office:value-type="float" office:value="0.853553390593274" calcext:value-type="float">
            <text:p>0,853553390593274</text:p>
          </table:table-cell>
          <table:table-cell table:formula="of:=[.$B$9]*[.H4]" office:value-type="float" office:value="426.776695296637" calcext:value-type="float">
            <text:p>426,776695296637</text:p>
          </table:table-cell>
          <table:table-cell table:formula="of:=[.I4]/4" office:value-type="float" office:value="106.694173824159" calcext:value-type="float">
            <text:p>106,694173824159</text:p>
          </table:table-cell>
          <table:table-cell table:formula="of:=ROUND([.J4])" office:value-type="float" office:value="107" calcext:value-type="float">
            <text:p>107</text:p>
          </table:table-cell>
          <table:table-cell table:formula="of:=MOD([.I4];4)" office:value-type="float" office:value="2.77669529663689" calcext:value-type="float">
            <text:p>2,77669529663689</text:p>
          </table:table-cell>
          <table:table-cell table:formula="of:=ROUND([.L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quência do sinal [Hz]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$B$3]*[.C5]" office:value-type="float" office:value="67.5" calcext:value-type="float">
            <text:p>67,5</text:p>
          </table:table-cell>
          <table:table-cell table:formula="of:=RADIANS([.D5])" office:value-type="float" office:value="1.17809724509617" calcext:value-type="float">
            <text:p>1,17809724509617</text:p>
          </table:table-cell>
          <table:table-cell table:formula="of:=SIN([.E5])" office:value-type="float" office:value="0.923879532511287" calcext:value-type="float">
            <text:p>0,923879532511287</text:p>
          </table:table-cell>
          <table:table-cell table:formula="of:=[.F5]+1" office:value-type="float" office:value="1.92387953251129" calcext:value-type="float">
            <text:p>1,92387953251129</text:p>
          </table:table-cell>
          <table:table-cell table:formula="of:=[.G5]/2" office:value-type="float" office:value="0.961939766255643" calcext:value-type="float">
            <text:p>0,961939766255643</text:p>
          </table:table-cell>
          <table:table-cell table:formula="of:=[.$B$9]*[.H5]" office:value-type="float" office:value="480.969883127822" calcext:value-type="float">
            <text:p>480,969883127822</text:p>
          </table:table-cell>
          <table:table-cell table:formula="of:=[.I5]/4" office:value-type="float" office:value="120.242470781955" calcext:value-type="float">
            <text:p>120,242470781955</text:p>
          </table:table-cell>
          <table:table-cell table:formula="of:=ROUND([.J5])" office:value-type="float" office:value="120" calcext:value-type="float">
            <text:p>120</text:p>
          </table:table-cell>
          <table:table-cell table:formula="of:=MOD([.I5];4)" office:value-type="float" office:value="0.969883127821674" calcext:value-type="float">
            <text:p>0,969883127821674</text:p>
          </table:table-cell>
          <table:table-cell table:formula="of:=ROUND([.L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íodo de 1 passo [s]</text:p>
          </table:table-cell>
          <table:table-cell table:formula="of:=(1/60)/16" office:value-type="float" office:value="0.00104166666666667" calcext:value-type="float">
            <text:p>0,001041666666667</text:p>
          </table:table-cell>
          <table:table-cell office:value-type="float" office:value="4" calcext:value-type="float">
            <text:p>4</text:p>
          </table:table-cell>
          <table:table-cell table:formula="of:=[.$B$3]*[.C6]" office:value-type="float" office:value="90" calcext:value-type="float">
            <text:p>90</text:p>
          </table:table-cell>
          <table:table-cell table:formula="of:=RADIANS([.D6])" office:value-type="float" office:value="1.5707963267949" calcext:value-type="float">
            <text:p>1,5707963267949</text:p>
          </table:table-cell>
          <table:table-cell table:formula="of:=SIN([.E6])" office:value-type="float" office:value="1" calcext:value-type="float">
            <text:p>1</text:p>
          </table:table-cell>
          <table:table-cell table:formula="of:=[.F6]+1" office:value-type="float" office:value="2" calcext:value-type="float">
            <text:p>2</text:p>
          </table:table-cell>
          <table:table-cell table:formula="of:=[.G6]/2" office:value-type="float" office:value="1" calcext:value-type="float">
            <text:p>1</text:p>
          </table:table-cell>
          <table:table-cell table:formula="of:=[.$B$9]*[.H6]" office:value-type="float" office:value="500" calcext:value-type="float">
            <text:p>500</text:p>
          </table:table-cell>
          <table:table-cell table:formula="of:=[.I6]/4" office:value-type="float" office:value="125" calcext:value-type="float">
            <text:p>125</text:p>
          </table:table-cell>
          <table:table-cell table:formula="of:=ROUND([.J6])" office:value-type="float" office:value="125" calcext:value-type="float">
            <text:p>125</text:p>
          </table:table-cell>
          <table:table-cell table:formula="of:=MOD([.I6];4)" office:value-type="float" office:value="0" calcext:value-type="float">
            <text:p>0</text:p>
          </table:table-cell>
          <table:table-cell table:formula="of:=ROUND([.L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$B$3]*[.C7]" office:value-type="float" office:value="112.5" calcext:value-type="float">
            <text:p>112,5</text:p>
          </table:table-cell>
          <table:table-cell table:formula="of:=RADIANS([.D7])" office:value-type="float" office:value="1.96349540849362" calcext:value-type="float">
            <text:p>1,96349540849362</text:p>
          </table:table-cell>
          <table:table-cell table:formula="of:=SIN([.E7])" office:value-type="float" office:value="0.923879532511287" calcext:value-type="float">
            <text:p>0,923879532511287</text:p>
          </table:table-cell>
          <table:table-cell table:formula="of:=[.F7]+1" office:value-type="float" office:value="1.92387953251129" calcext:value-type="float">
            <text:p>1,92387953251129</text:p>
          </table:table-cell>
          <table:table-cell table:formula="of:=[.G7]/2" office:value-type="float" office:value="0.961939766255643" calcext:value-type="float">
            <text:p>0,961939766255643</text:p>
          </table:table-cell>
          <table:table-cell table:formula="of:=[.$B$9]*[.H7]" office:value-type="float" office:value="480.969883127822" calcext:value-type="float">
            <text:p>480,969883127822</text:p>
          </table:table-cell>
          <table:table-cell table:formula="of:=[.I7]/4" office:value-type="float" office:value="120.242470781955" calcext:value-type="float">
            <text:p>120,242470781955</text:p>
          </table:table-cell>
          <table:table-cell table:formula="of:=ROUND([.J7])" office:value-type="float" office:value="120" calcext:value-type="float">
            <text:p>120</text:p>
          </table:table-cell>
          <table:table-cell table:formula="of:=MOD([.I7];4)" office:value-type="float" office:value="0.969883127821674" calcext:value-type="float">
            <text:p>0,969883127821674</text:p>
          </table:table-cell>
          <table:table-cell table:formula="of:=ROUND([.L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formula="of:=[.$B$3]*[.C8]" office:value-type="float" office:value="135" calcext:value-type="float">
            <text:p>135</text:p>
          </table:table-cell>
          <table:table-cell table:formula="of:=RADIANS([.D8])" office:value-type="float" office:value="2.35619449019234" calcext:value-type="float">
            <text:p>2,35619449019234</text:p>
          </table:table-cell>
          <table:table-cell table:formula="of:=SIN([.E8])" office:value-type="float" office:value="0.707106781186548" calcext:value-type="float">
            <text:p>0,707106781186548</text:p>
          </table:table-cell>
          <table:table-cell table:formula="of:=[.F8]+1" office:value-type="float" office:value="1.70710678118655" calcext:value-type="float">
            <text:p>1,70710678118655</text:p>
          </table:table-cell>
          <table:table-cell table:formula="of:=[.G8]/2" office:value-type="float" office:value="0.853553390593274" calcext:value-type="float">
            <text:p>0,853553390593274</text:p>
          </table:table-cell>
          <table:table-cell table:formula="of:=[.$B$9]*[.H8]" office:value-type="float" office:value="426.776695296637" calcext:value-type="float">
            <text:p>426,776695296637</text:p>
          </table:table-cell>
          <table:table-cell table:formula="of:=[.I8]/4" office:value-type="float" office:value="106.694173824159" calcext:value-type="float">
            <text:p>106,694173824159</text:p>
          </table:table-cell>
          <table:table-cell table:formula="of:=ROUND([.J8])" office:value-type="float" office:value="107" calcext:value-type="float">
            <text:p>107</text:p>
          </table:table-cell>
          <table:table-cell table:formula="of:=MOD([.I8];4)" office:value-type="float" office:value="2.77669529663689" calcext:value-type="float">
            <text:p>2,77669529663689</text:p>
          </table:table-cell>
          <table:table-cell table:formula="of:=ROUND([.L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áx</text:p>
          </table:table-cell>
          <table:table-cell table:formula="of:=([.B8]+1)*4"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$B$3]*[.C9]" office:value-type="float" office:value="157.5" calcext:value-type="float">
            <text:p>157,5</text:p>
          </table:table-cell>
          <table:table-cell table:formula="of:=RADIANS([.D9])" office:value-type="float" office:value="2.74889357189107" calcext:value-type="float">
            <text:p>2,74889357189107</text:p>
          </table:table-cell>
          <table:table-cell table:formula="of:=SIN([.E9])" office:value-type="float" office:value="0.38268343236509" calcext:value-type="float">
            <text:p>0,38268343236509</text:p>
          </table:table-cell>
          <table:table-cell table:formula="of:=[.F9]+1" office:value-type="float" office:value="1.38268343236509" calcext:value-type="float">
            <text:p>1,38268343236509</text:p>
          </table:table-cell>
          <table:table-cell table:formula="of:=[.G9]/2" office:value-type="float" office:value="0.691341716182545" calcext:value-type="float">
            <text:p>0,691341716182545</text:p>
          </table:table-cell>
          <table:table-cell table:formula="of:=[.$B$9]*[.H9]" office:value-type="float" office:value="345.670858091272" calcext:value-type="float">
            <text:p>345,670858091272</text:p>
          </table:table-cell>
          <table:table-cell table:formula="of:=[.I9]/4" office:value-type="float" office:value="86.4177145228181" calcext:value-type="float">
            <text:p>86,4177145228181</text:p>
          </table:table-cell>
          <table:table-cell table:formula="of:=ROUND([.J9])" office:value-type="float" office:value="86" calcext:value-type="float">
            <text:p>86</text:p>
          </table:table-cell>
          <table:table-cell table:formula="of:=MOD([.I9];4)" office:value-type="float" office:value="1.67085809127246" calcext:value-type="float">
            <text:p>1,67085809127246</text:p>
          </table:table-cell>
          <table:table-cell table:formula="of:=ROUND([.L9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B$3]*[.C10]" office:value-type="float" office:value="180" calcext:value-type="float">
            <text:p>180</text:p>
          </table:table-cell>
          <table:table-cell table:formula="of:=RADIANS([.D10])" office:value-type="float" office:value="3.14159265358979" calcext:value-type="float">
            <text:p>3,14159265358979</text:p>
          </table:table-cell>
          <table:table-cell table:formula="of:=SIN([.E10])" office:value-type="float" office:value="1.22464679914735E-016" calcext:value-type="float">
            <text:p>1,22464679914735E-16</text:p>
          </table:table-cell>
          <table:table-cell table:formula="of:=[.F10]+1" office:value-type="float" office:value="1" calcext:value-type="float">
            <text:p>1</text:p>
          </table:table-cell>
          <table:table-cell table:formula="of:=[.G10]/2" office:value-type="float" office:value="0.5" calcext:value-type="float">
            <text:p>0,5</text:p>
          </table:table-cell>
          <table:table-cell table:formula="of:=[.$B$9]*[.H10]" office:value-type="float" office:value="250" calcext:value-type="float">
            <text:p>250</text:p>
          </table:table-cell>
          <table:table-cell table:formula="of:=[.I10]/4" office:value-type="float" office:value="62.5" calcext:value-type="float">
            <text:p>62,5</text:p>
          </table:table-cell>
          <table:table-cell table:formula="of:=ROUND([.J10])" office:value-type="float" office:value="63" calcext:value-type="float">
            <text:p>63</text:p>
          </table:table-cell>
          <table:table-cell table:formula="of:=MOD([.I10];4)" office:value-type="float" office:value="2.00000000000006" calcext:value-type="float">
            <text:p>2,00000000000006</text:p>
          </table:table-cell>
          <table:table-cell table:formula="of:=ROUND([.L10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$B$3]*[.C11]" office:value-type="float" office:value="202.5" calcext:value-type="float">
            <text:p>202,5</text:p>
          </table:table-cell>
          <table:table-cell table:formula="of:=RADIANS([.D11])" office:value-type="float" office:value="3.53429173528852" calcext:value-type="float">
            <text:p>3,53429173528852</text:p>
          </table:table-cell>
          <table:table-cell table:formula="of:=SIN([.E11])" office:value-type="float" office:value="-0.38268343236509" calcext:value-type="float">
            <text:p>-0,38268343236509</text:p>
          </table:table-cell>
          <table:table-cell table:formula="of:=[.F11]+1" office:value-type="float" office:value="0.61731656763491" calcext:value-type="float">
            <text:p>0,61731656763491</text:p>
          </table:table-cell>
          <table:table-cell table:formula="of:=[.G11]/2" office:value-type="float" office:value="0.308658283817455" calcext:value-type="float">
            <text:p>0,308658283817455</text:p>
          </table:table-cell>
          <table:table-cell table:formula="of:=[.$B$9]*[.H11]" office:value-type="float" office:value="154.329141908728" calcext:value-type="float">
            <text:p>154,329141908728</text:p>
          </table:table-cell>
          <table:table-cell table:formula="of:=[.I11]/4" office:value-type="float" office:value="38.5822854771819" calcext:value-type="float">
            <text:p>38,5822854771819</text:p>
          </table:table-cell>
          <table:table-cell table:formula="of:=ROUND([.J11])" office:value-type="float" office:value="39" calcext:value-type="float">
            <text:p>39</text:p>
          </table:table-cell>
          <table:table-cell table:formula="of:=MOD([.I11];4)" office:value-type="float" office:value="2.32914190872759" calcext:value-type="float">
            <text:p>2,32914190872759</text:p>
          </table:table-cell>
          <table:table-cell table:formula="of:=ROUND([.L11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3]*[.C12]" office:value-type="float" office:value="225" calcext:value-type="float">
            <text:p>225</text:p>
          </table:table-cell>
          <table:table-cell table:formula="of:=RADIANS([.D12])" office:value-type="float" office:value="3.92699081698724" calcext:value-type="float">
            <text:p>3,92699081698724</text:p>
          </table:table-cell>
          <table:table-cell table:formula="of:=SIN([.E12])" office:value-type="float" office:value="-0.707106781186547" calcext:value-type="float">
            <text:p>-0,707106781186547</text:p>
          </table:table-cell>
          <table:table-cell table:formula="of:=[.F12]+1" office:value-type="float" office:value="0.292893218813453" calcext:value-type="float">
            <text:p>0,292893218813453</text:p>
          </table:table-cell>
          <table:table-cell table:formula="of:=[.G12]/2" office:value-type="float" office:value="0.146446609406726" calcext:value-type="float">
            <text:p>0,146446609406726</text:p>
          </table:table-cell>
          <table:table-cell table:formula="of:=[.$B$9]*[.H12]" office:value-type="float" office:value="73.2233047033631" calcext:value-type="float">
            <text:p>73,2233047033631</text:p>
          </table:table-cell>
          <table:table-cell table:formula="of:=[.I12]/4" office:value-type="float" office:value="18.3058261758408" calcext:value-type="float">
            <text:p>18,3058261758408</text:p>
          </table:table-cell>
          <table:table-cell table:formula="of:=ROUND([.J12])" office:value-type="float" office:value="18" calcext:value-type="float">
            <text:p>18</text:p>
          </table:table-cell>
          <table:table-cell table:formula="of:=MOD([.I12];4)" office:value-type="float" office:value="1.22330470336314" calcext:value-type="float">
            <text:p>1,22330470336314</text:p>
          </table:table-cell>
          <table:table-cell table:formula="of:=ROUND([.L1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3]*[.C13]" office:value-type="float" office:value="247.5" calcext:value-type="float">
            <text:p>247,5</text:p>
          </table:table-cell>
          <table:table-cell table:formula="of:=RADIANS([.D13])" office:value-type="float" office:value="4.31968989868597" calcext:value-type="float">
            <text:p>4,31968989868597</text:p>
          </table:table-cell>
          <table:table-cell table:formula="of:=SIN([.E13])" office:value-type="float" office:value="-0.923879532511286" calcext:value-type="float">
            <text:p>-0,923879532511286</text:p>
          </table:table-cell>
          <table:table-cell table:formula="of:=[.F13]+1" office:value-type="float" office:value="0.0761204674887135" calcext:value-type="float">
            <text:p>0,076120467488714</text:p>
          </table:table-cell>
          <table:table-cell table:formula="of:=[.G13]/2" office:value-type="float" office:value="0.0380602337443567" calcext:value-type="float">
            <text:p>0,038060233744357</text:p>
          </table:table-cell>
          <table:table-cell table:formula="of:=[.$B$9]*[.H13]" office:value-type="float" office:value="19.0301168721784" calcext:value-type="float">
            <text:p>19,0301168721784</text:p>
          </table:table-cell>
          <table:table-cell table:formula="of:=[.I13]/4" office:value-type="float" office:value="4.75752921804459" calcext:value-type="float">
            <text:p>4,75752921804459</text:p>
          </table:table-cell>
          <table:table-cell table:formula="of:=ROUND([.J13])" office:value-type="float" office:value="5" calcext:value-type="float">
            <text:p>5</text:p>
          </table:table-cell>
          <table:table-cell table:formula="of:=MOD([.I13];4)" office:value-type="float" office:value="3.03011687217837" calcext:value-type="float">
            <text:p>3,03011687217837</text:p>
          </table:table-cell>
          <table:table-cell table:formula="of:=ROUND([.L13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3]*[.C14]" office:value-type="float" office:value="270" calcext:value-type="float">
            <text:p>270</text:p>
          </table:table-cell>
          <table:table-cell table:formula="of:=RADIANS([.D14])" office:value-type="float" office:value="4.71238898038469" calcext:value-type="float">
            <text:p>4,71238898038469</text:p>
          </table:table-cell>
          <table:table-cell table:formula="of:=SIN([.E14])" office:value-type="float" office:value="-1" calcext:value-type="float">
            <text:p>-1</text:p>
          </table:table-cell>
          <table:table-cell table:formula="of:=[.F14]+1" office:value-type="float" office:value="0" calcext:value-type="float">
            <text:p>0</text:p>
          </table:table-cell>
          <table:table-cell table:formula="of:=[.G14]/2" office:value-type="float" office:value="0" calcext:value-type="float">
            <text:p>0</text:p>
          </table:table-cell>
          <table:table-cell table:formula="of:=[.$B$9]*[.H14]" office:value-type="float" office:value="0" calcext:value-type="float">
            <text:p>0</text:p>
          </table:table-cell>
          <table:table-cell table:formula="of:=[.I14]/4" office:value-type="float" office:value="0" calcext:value-type="float">
            <text:p>0</text:p>
          </table:table-cell>
          <table:table-cell table:formula="of:=ROUND([.J14])" office:value-type="float" office:value="0" calcext:value-type="float">
            <text:p>0</text:p>
          </table:table-cell>
          <table:table-cell table:formula="of:=MOD([.I14];4)" office:value-type="float" office:value="0" calcext:value-type="float">
            <text:p>0</text:p>
          </table:table-cell>
          <table:table-cell table:formula="of:=ROUND([.L1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$B$3]*[.C15]" office:value-type="float" office:value="292.5" calcext:value-type="float">
            <text:p>292,5</text:p>
          </table:table-cell>
          <table:table-cell table:formula="of:=RADIANS([.D15])" office:value-type="float" office:value="5.10508806208341" calcext:value-type="float">
            <text:p>5,10508806208341</text:p>
          </table:table-cell>
          <table:table-cell table:formula="of:=SIN([.E15])" office:value-type="float" office:value="-0.923879532511287" calcext:value-type="float">
            <text:p>-0,923879532511287</text:p>
          </table:table-cell>
          <table:table-cell table:formula="of:=[.F15]+1" office:value-type="float" office:value="0.0761204674887134" calcext:value-type="float">
            <text:p>0,076120467488713</text:p>
          </table:table-cell>
          <table:table-cell table:formula="of:=[.G15]/2" office:value-type="float" office:value="0.0380602337443567" calcext:value-type="float">
            <text:p>0,038060233744357</text:p>
          </table:table-cell>
          <table:table-cell table:formula="of:=[.$B$9]*[.H15]" office:value-type="float" office:value="19.0301168721783" calcext:value-type="float">
            <text:p>19,0301168721783</text:p>
          </table:table-cell>
          <table:table-cell table:formula="of:=[.I15]/4" office:value-type="float" office:value="4.75752921804459" calcext:value-type="float">
            <text:p>4,75752921804459</text:p>
          </table:table-cell>
          <table:table-cell table:formula="of:=ROUND([.J15])" office:value-type="float" office:value="5" calcext:value-type="float">
            <text:p>5</text:p>
          </table:table-cell>
          <table:table-cell table:formula="of:=MOD([.I15];4)" office:value-type="float" office:value="3.03011687217834" calcext:value-type="float">
            <text:p>3,03011687217834</text:p>
          </table:table-cell>
          <table:table-cell table:formula="of:=ROUND([.L15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$B$3]*[.C16]" office:value-type="float" office:value="315" calcext:value-type="float">
            <text:p>315</text:p>
          </table:table-cell>
          <table:table-cell table:formula="of:=RADIANS([.D16])" office:value-type="float" office:value="5.49778714378214" calcext:value-type="float">
            <text:p>5,49778714378214</text:p>
          </table:table-cell>
          <table:table-cell table:formula="of:=SIN([.E16])" office:value-type="float" office:value="-0.707106781186548" calcext:value-type="float">
            <text:p>-0,707106781186548</text:p>
          </table:table-cell>
          <table:table-cell table:formula="of:=[.F16]+1" office:value-type="float" office:value="0.292893218813452" calcext:value-type="float">
            <text:p>0,292893218813452</text:p>
          </table:table-cell>
          <table:table-cell table:formula="of:=[.G16]/2" office:value-type="float" office:value="0.146446609406726" calcext:value-type="float">
            <text:p>0,146446609406726</text:p>
          </table:table-cell>
          <table:table-cell table:formula="of:=[.$B$9]*[.H16]" office:value-type="float" office:value="73.2233047033631" calcext:value-type="float">
            <text:p>73,2233047033631</text:p>
          </table:table-cell>
          <table:table-cell table:formula="of:=[.I16]/4" office:value-type="float" office:value="18.3058261758408" calcext:value-type="float">
            <text:p>18,3058261758408</text:p>
          </table:table-cell>
          <table:table-cell table:formula="of:=ROUND([.J16])" office:value-type="float" office:value="18" calcext:value-type="float">
            <text:p>18</text:p>
          </table:table-cell>
          <table:table-cell table:formula="of:=MOD([.I16];4)" office:value-type="float" office:value="1.22330470336308" calcext:value-type="float">
            <text:p>1,22330470336308</text:p>
          </table:table-cell>
          <table:table-cell table:formula="of:=ROUND([.L1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$B$3]*[.C17]" office:value-type="float" office:value="337.5" calcext:value-type="float">
            <text:p>337,5</text:p>
          </table:table-cell>
          <table:table-cell table:formula="of:=RADIANS([.D17])" office:value-type="float" office:value="5.89048622548086" calcext:value-type="float">
            <text:p>5,89048622548086</text:p>
          </table:table-cell>
          <table:table-cell table:formula="of:=SIN([.E17])" office:value-type="float" office:value="-0.38268343236509" calcext:value-type="float">
            <text:p>-0,38268343236509</text:p>
          </table:table-cell>
          <table:table-cell table:formula="of:=[.F17]+1" office:value-type="float" office:value="0.61731656763491" calcext:value-type="float">
            <text:p>0,61731656763491</text:p>
          </table:table-cell>
          <table:table-cell table:formula="of:=[.G17]/2" office:value-type="float" office:value="0.308658283817455" calcext:value-type="float">
            <text:p>0,308658283817455</text:p>
          </table:table-cell>
          <table:table-cell table:formula="of:=[.$B$9]*[.H17]" office:value-type="float" office:value="154.329141908727" calcext:value-type="float">
            <text:p>154,329141908727</text:p>
          </table:table-cell>
          <table:table-cell table:formula="of:=[.I17]/4" office:value-type="float" office:value="38.5822854771818" calcext:value-type="float">
            <text:p>38,5822854771818</text:p>
          </table:table-cell>
          <table:table-cell table:formula="of:=ROUND([.J17])" office:value-type="float" office:value="39" calcext:value-type="float">
            <text:p>39</text:p>
          </table:table-cell>
          <table:table-cell table:formula="of:=MOD([.I17];4)" office:value-type="float" office:value="2.32914190872739" calcext:value-type="float">
            <text:p>2,32914190872739</text:p>
          </table:table-cell>
          <table:table-cell table:formula="of:=ROUND([.L17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8:24:53.343000000</meta:creation-date>
    <dc:date>2019-06-04T09:34:04.776000000</dc:date>
    <meta:editing-duration>PT17M50S</meta:editing-duration>
    <meta:editing-cycles>2</meta:editing-cycles>
    <meta:generator>LibreOffice/6.2.2.2$Windows_X86_64 LibreOffice_project/2b840030fec2aae0fd2658d8d4f9548af4e3518d</meta:generator>
    <meta:document-statistic meta:table-count="1" meta:cell-count="198" meta:object-count="0"/>
  </office:meta>
</office:document-meta>
</file>